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text-properties style:font-name="Times New Roman" fo:font-size="12pt" fo:font-weight="normal" style:font-size-asian="12pt" style:font-size-complex="12pt"/>
    </style:style>
    <style:style style:name="P4"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5"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style:text-properties style:font-name="Times New Roman" fo:font-size="12pt" style:font-size-asian="12pt" style:font-size-complex="12pt"/>
    </style:style>
    <style:style style:name="P9" style:family="paragraph" style:parent-style-name="Text_20_body" style:list-style-name="L4">
      <style:paragraph-properties fo:margin-top="0cm" fo:margin-bottom="0cm"/>
      <style:text-properties style:font-name="Times New Roman" fo:font-size="12pt" fo:font-weight="normal" style:font-size-asian="12pt" style:font-weight-asian="normal" style:font-size-complex="12pt" style:font-weight-complex="normal"/>
    </style:style>
    <style:style style:name="P10" style:family="paragraph" style:parent-style-name="Text_20_body" style:list-style-name="L4">
      <style:paragraph-properties fo:margin-left="2.501cm" fo:margin-right="0cm" fo:margin-top="0cm" fo:margin-bottom="0cm" fo:text-indent="-0.635cm" style:auto-text-indent="false"/>
      <style:text-properties style:font-name="Times New Roman" fo:font-size="12pt" fo:font-weight="normal" style:font-size-asian="12pt" style:font-weight-asian="normal" style:font-size-complex="12pt" style:font-weight-complex="normal"/>
    </style:style>
    <style:style style:name="P11" style:family="paragraph" style:parent-style-name="Text_20_body" style:list-style-name="L4">
      <style:paragraph-properties fo:margin-left="3.752cm" fo:margin-right="0cm" fo:margin-top="0cm" fo:margin-bottom="0cm" fo:text-indent="-0.635cm" style:auto-text-indent="false"/>
      <style:text-properties style:font-name="Times New Roman" fo:font-size="12pt" fo:font-weight="normal" style:font-size-asian="12pt" style:font-weight-asian="normal" style:font-size-complex="12pt" style:font-weight-complex="normal"/>
    </style:style>
    <style:style style:name="P12" style:family="paragraph" style:parent-style-name="Text_20_body" style:list-style-name="L4">
      <style:paragraph-properties fo:margin-left="5.002cm" fo:margin-right="0cm" fo:margin-top="0cm" fo:margin-bottom="0cm" fo:text-indent="-0.635cm"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bookmark text:name="vyiu1"/><text:span text:style-name="T2">Haldar (Herkunft: Unbekannt, Bedeutung: Das Licht)</text:span><text:line-break/><text:bookmark text:name="vyiu2"/><text:line-break/><text:bookmark text:name="vyiu3"/><text:span text:style-name="T1">Beschreibung</text:span><text:bookmark text:name="vyiu4"/><text:line-break/><text:bookmark text:name="vyiu6"/><text:span text:style-name="T2">Halder, der Bruder Baldars, ist ein Erzengel.</text:span><text:line-break/><text:bookmark text:name="vyiu7"/><text:bookmark text:name="vyiu8"/><text:span text:style-name="T1"><text:line-break/>Ort</text:span></text:p>
      <text:p text:style-name="P3">Das weiße Lager der Trommelhöhle<text:bookmark text:name="atp73"/></text:p>
      <text:p text:style-name="P2"><text:bookmark text:name="vyiu111"/><text:bookmark text:name="vyiu12"/><text:line-break/>Tagesablauf<text:bookmark text:name="vyiu11"/><text:bookmark text:name="vyiu13"/></text:p>
      <text:list xml:id="list11450095561" text:style-name="L1">
        <text:list-item>
          <text:p text:style-name="P6">Ganzer Tag – Steht in seinem Lager</text:p>
        </text:list-item>
      </text:list>
      <text:p text:style-name="P1"><text:bookmark text:name="vyiu15"/><text:line-break/><text:bookmark text:name="vyiu16"/><text:span text:style-name="T1">Zugehörigkeit</text:span><text:bookmark text:name="f-85"/></text:p>
      <text:list xml:id="list347098556" text:style-name="L2">
        <text:list-item>
          <text:p text:style-name="P7">Die weiße Legion<text:bookmark text:name="f-855"/></text:p>
        </text:list-item>
      </text:list>
      <text:p text:style-name="P1"><text:bookmark text:name="vyiu19"/><text:bookmark text:name="vyiu20"/><text:span text:style-name="T1"><text:line-break/></text:span><text:bookmark text:name="f-856"/><text:span text:style-name="T1">Aufträge</text:span></text:p>
      <text:list xml:id="list808152446" text:style-name="L3">
        <text:list-item>
          <text:p text:style-name="P8"><text:bookmark text:name="dfq1"/><text:bookmark text:name="dfq10"/>Sekundär – <text:bookmark text:name="z0dk3"/>Tod der schwarzen Legion</text:p>
        </text:list-item>
      </text:list>
      <text:p text:style-name="P4"><text:bookmark text:name="vyiu23"/><text:line-break/><text:bookmark text:name="ik9t1"/><text:span text:style-name="T1">Dialog</text:span></text:p>
      <text:list xml:id="list124234432" text:style-name="L4">
        <text:list-item>
          <text:p text:style-name="P9">Hallo.</text:p>
        </text:list-item>
        <text:list-item>
          <text:p text:style-name="P10">N: Wer bist du und was machst du in meinem Lager?</text:p>
        </text:list-item>
        <text:list-item>
          <text:p text:style-name="P10">(Charakter kennt noch keinen der beiden Brüder)</text:p>
        </text:list-item>
        <text:list-item>
          <text:p text:style-name="P11">C: Dein Lager?</text:p>
        </text:list-item>
        <text:list-item>
          <text:p text:style-name="P11">N: Ja, mein Lager!</text:p>
        </text:list-item>
        <text:list-item>
          <text:p text:style-name="P11">N: Dies ist das Lager der weißen Legion, meines Heers.</text:p>
        </text:list-item>
        <text:list-item>
          <text:p text:style-name="P10">(Charakter hat bereits Baldar getroffen)</text:p>
        </text:list-item>
        <text:list-item>
          <text:p text:style-name="P11">C: Bist du Baldars Bruder?</text:p>
        </text:list-item>
        <text:list-item>
          <text:p text:style-name="P11">N: Woher weißt du das?</text:p>
        </text:list-item>
        <text:list-item>
          <text:p text:style-name="P11">C: Ich habe mit ihm gesprochen.</text:p>
        </text:list-item>
        <text:list-item>
          <text:p text:style-name="P11">N: Ist das so? Ich hoffe nur, er hat dir keinen Wurm ins Ohr gesetzt. Seine Wut und Dummheit kennen keine Grenzen!</text:p>
        </text:list-item>
        <text:list-item>
          <text:p text:style-name="P11">(Auftrag „Tod der weißen Legion“ nicht aktiv)</text:p>
        </text:list-item>
        <text:list-item>
          <text:p text:style-name="P12">N: Aber bevor mein dummer Bruder noch auf die Idee kommen sollte, dich anzuwerben, tue ich das lieber.</text:p>
        </text:list-item>
        <text:list-item>
          <text:p text:style-name="P12">N: Möchtest du nicht meinem glorreichen Heer beitreten, damit ich diesem Kampf hier ein schnelleres Ende bereiten kann?</text:p>
        </text:list-item>
        <text:list-item>
          <text:p text:style-name="P12">C: Mal sehen.</text:p>
        </text:list-item>
        <text:list-item>
          <text:p text:style-name="P12">N: Gut, lasse dir ruhig Zeit. Er wird mich sowieso nicht besiegen können.</text:p>
        </text:list-item>
        <text:list-item>
          <text:p text:style-name="P10">Ich möchte der weißen Legion beitreten. (Charakter hat ein Angebot bekommen und der Auftrag „Tod der weißen Legion“ ist nicht aktiv)</text:p>
        </text:list-item>
        <text:list-item>
          <text:p text:style-name="P11">N: Das freut mich zu hören! Auf jeden Fall war es eine weise Entscheidung.</text:p>
        </text:list-item>
        <text:list-item>
          <text:p text:style-name="P11">N: Doch nun zu deiner neuen Aufgabe: zunächst einmal bekommst du diese Standarte hier. Es ist mein ruhmreiches weißes Wappen.</text:p>
        </text:list-item>
        <text:list-item>
          <text:p text:style-name="P11">N: Damit du nicht das Gefühl hast, du müsstest hier umsonst kämpfen, hast du hier noch ein paar Goldmünzen und etwas Weihwasser, auch wenn ich eigentlich Leute nur sehr ungern gegen einen Sold für mich kämpfen lasse. Aber was tut man nicht alles im Krieg?</text:p>
        </text:list-item>
        <text:list-item>
          <text:p text:style-name="P11">N: Gut, nun lasse mich dir erklären, was du auf dem „Schlachtfeld“ zu tun hast. Es gibt zwei Wege, die die beiden Lager miteinander verbinden. Auf beiden Wegen schicken mein Bruder und ich Truppen gegeneinander los. Es steht dir also frei, auf welchem der Wege du für mich kämpfen möchtest.</text:p>
        </text:list-item>
        <text:list-item>
          <text:p text:style-name="P11">N: Es gibt nur ein kleines Problem dabei. Mein Bruder und ich haben damals, als wir mit dem Kampf gegeneinander begannen, vereinbart, dass keiner außer uns beiden, das Recht besitzt, sich in den Streit einzumischen.</text:p>
        </text:list-item>
        <text:list-item>
          <text:p text:style-name="P11">N: Die Krieger, die ich schicke, habe ich alle selbst erschaffen, das zählt also nicht als <text:soft-page-break/>fremde Einmischung.</text:p>
        </text:list-item>
        <text:list-item>
          <text:p text:style-name="P11">N: Du dagegen würdest gegen die Regeln verstoßen. Für gewöhnlich achte ich Regeln zwar ganz besonders, hierbei aber mache selbst ich einmal eine Ausnahme, um den Streit endlich siegreich zu beenden.</text:p>
        </text:list-item>
        <text:list-item>
          <text:p text:style-name="P11">C: Also, was soll ich tun?</text:p>
        </text:list-item>
        <text:list-item>
          <text:p text:style-name="P11">N: Es gäbe da eine nette Lösung. Bevor du das Schlachtfeld betrittst, benutzt du einen Zauberring von mir, der dich in die Gestalt eines Engels verwandelt.</text:p>
        </text:list-item>
        <text:list-item>
          <text:p text:style-name="P11">C: Was?</text:p>
        </text:list-item>
        <text:list-item>
          <text:p text:style-name="P11">N: Der Zauber wirkt allerdings nur innerhalb dieser Höhle. Außerhalb ist meine Aura nicht stark genug!</text:p>
        </text:list-item>
        <text:list-item>
          <text:p text:style-name="P11">N: Keine Sorge, sobald du ihn erneut wirken lässt, wirst du dich natürlich zurückverwandeln.</text:p>
        </text:list-item>
        <text:list-item>
          <text:p text:style-name="P11">N: Ach so und noch etwas: Hast du genügend Feinde getötet, bekommst du natürlich auch entsprechende Belohnungen, die du dir bei mir persönlich abholen kannst.</text:p>
        </text:list-item>
        <text:list-item>
          <text:p text:style-name="P11">Der Charakter erhält einen Ring mit einem Verwandlungszauber und die Standarte.</text:p>
        </text:list-item>
        <text:list-item>
          <text:p text:style-name="P11">Neuer Auftrag „Tod der schwarzen Legion“.</text:p>
        </text:list-item>
        <text:list-item>
          <text:p text:style-name="P9">Gib mir meine Belohnung! (Auftrag „Tod der schwarzen Legion“ ist aktiv)</text:p>
        </text:list-item>
        <text:list-item>
          <text:p text:style-name="P10">(Charakter hat mindestens zehn neue Tötungspunkte)</text:p>
        </text:list-item>
        <text:list-item>
          <text:p text:style-name="P11">N: Gut, hier hast du sie. Mach nur weiter so und wir werden diesen Streit bald beendet haben!</text:p>
        </text:list-item>
        <text:list-item>
          <text:p text:style-name="P11">Charakter erhält eine Belohnung</text:p>
        </text:list-item>
        <text:list-item>
          <text:p text:style-name="P10">(Charakter hat weniger als zehn neue Tötungspunkte)</text:p>
        </text:list-item>
        <text:list-item>
          <text:p text:style-name="P11">N: Ein paar mehr solltest du aber schon getötet haben. Es heißt ja nicht umsonst Belohnung.</text:p>
        </text:list-item>
        <text:list-item>
          <text:p text:style-name="P9">Welches Heer? (Nach Begrüßung)</text:p>
        </text:list-item>
        <text:list-item>
          <text:p text:style-name="P10">N: Sieh dich um! Dies ist mein Heer. Ich habe diese Krieger geschaffen, um meinen Bruder Baldar zur Vernunft zu bringen.</text:p>
        </text:list-item>
        <text:list-item>
          <text:p text:style-name="P9">Weiße Legion? (Nach Begrüßung)</text:p>
        </text:list-item>
        <text:list-item>
          <text:p text:style-name="P10">N: Ganz genau, so nennen wir uns, mein Gefolge und ich. Wir kämpfen hier schon seit vielen Jahren gegen die schwarze Legion. Sie wird von meinem etwas dümmlichen und aggressiven Bruder Baldar angeführt, einem Erzdämon.</text:p>
        </text:list-item>
        <text:list-item>
          <text:p text:style-name="P9">Wieso ist dein Bruder ein Erzdämon? (Nach „Weiße Legion“)</text:p>
        </text:list-item>
        <text:list-item>
          <text:p text:style-name="P10">N: Wieso sollte er es nicht sein, dieser Narr?</text:p>
        </text:list-item>
        <text:list-item>
          <text:p text:style-name="P9">Wieso kämpft ihr gegeneinander? (Nach „Weiße Legion“)</text:p>
        </text:list-item>
        <text:list-item>
          <text:p text:style-name="P10">N: Was weiß ich? Frage doch meinen Bruder, warum er immer Streit anfängt.</text:p>
        </text:list-item>
        <text:list-item>
          <text:p text:style-name="P9">Wer ist denn der Stärkere von euch beiden? (Nach „Weiße Legion“)</text:p>
        </text:list-item>
        <text:list-item>
          <text:p text:style-name="P10">N: (Lacht) Mein Bruder würde dir jetzt vermutlich antworten, dass er der Stärkere ist und das doch selbstverständlich wäre.</text:p>
        </text:list-item>
        <text:list-item>
          <text:p text:style-name="P10">N: Er war schon immer schwächer, aber das Ganze zieht sich jetzt schon recht lange hin und ich möchte dem ein Ende bereiten.</text:p>
        </text:list-item>
        <text:list-item>
          <text:p text:style-name="P10">N: Möchtest du mir dabei helfen? (Charakter hat kein Angebot bekommen und der Auftrag „Tod der weißen Legion“ ist nicht aktiv)</text:p>
        </text:list-item>
        <text:list-item>
          <text:p text:style-name="P11">Warum sollte ich?</text:p>
        </text:list-item>
        <text:list-item>
          <text:p text:style-name="P12">N: Ganz einfach, weil du damit einem ruhmreichen, gerechten Weg folgen würdest. Vielleicht aber auch nur für einen verächtlichen Sold.</text:p>
        </text:list-item>
        <text:list-item>
          <text:p text:style-name="P11">Klar!</text:p>
        </text:list-item>
        <text:list-item>
          <text:p text:style-name="P12">N: Du scheinst mir sehr mutig zu sein. Ich hoffe, dahinter steckt eine ehrenvolle Absicht. Das Beste ist vermutlich, wenn ich dir noch etwas Zeit zum Überlegen gebe.</text:p>
        </text:list-item>
      </text:list>
      <text:p text:style-name="P1"><text:bookmark text:name="vyiu53"/><text:line-break/><text:bookmark text:name="adhu1"/><text:span text:style-name="T1">Handel</text:span><text:bookmark text:name="u5nf"/><text:span text:style-name="T1"><text:line-break/></text:span><text:bookmark text:name="j85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100%"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9-03-08T16:11:47</meta:creation-date>
    <dc:language>en-US</dc:language>
    <meta:editing-cycles>80</meta:editing-cycles>
    <meta:editing-duration>PT6H9M44S</meta:editing-duration>
    <meta:initial-creator>Tamino Dauth</meta:initial-creator>
    <dc:date>2012-12-12T06:04:10</dc:date>
    <meta:document-statistic meta:table-count="0" meta:image-count="0" meta:object-count="0" meta:page-count="2" meta:paragraph-count="65" meta:word-count="868" meta:character-count="4948" meta:non-whitespace-character-count="4195"/>
    <meta:user-defined meta:name="Info 1"/>
    <meta:user-defined meta:name="Info 2"/>
    <meta:user-defined meta:name="Info 3"/>
    <meta:user-defined meta:name="Info 4"/>
    <meta:hyperlink-behaviour office:target-frame-name="_top" xlink:show="replace"/>
  </office:meta>
</office:document-meta>
</file>